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07b876" officeooo:paragraph-rsid="0007b8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program special for baby care <text:s/>control by mrs nadya</text:p>
      <text:p text:style-name="P1">im proud for my job I believe take care you baby in carefull 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3T07:30:42.066418653</dc:date>
    <meta:editing-duration>PT1M18S</meta:editing-duration>
    <meta:editing-cycles>1</meta:editing-cycles>
    <meta:document-statistic meta:table-count="0" meta:image-count="0" meta:object-count="0" meta:page-count="1" meta:paragraph-count="2" meta:word-count="23" meta:character-count="117" meta:non-whitespace-character-count="94"/>
    <meta:generator>LibreOffice/26.2.2.2$Linux_X86_64 LibreOffice_project/620$Build-2</meta:generator>
  </office:meta>
</office:document-meta>
</file>